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5833CD443B8616EB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3"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</text:span><text:span text:style-name="T2">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</text:span><text:span text:style-name="T2">scr</text:span><text:span text:style-name="T2">ete </text:span><text:span text:style-name="T2">Di</text:span><text:span text:style-name="T2">stri</text:span><text:span text:style-name="T2">but</text:span><text:span text:style-name="T2">io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</text:span><text:span text:style-name="T2">nn</text:span><text:span text:style-name="T2">ect</text:span><text:span text:style-name="T2">ors </text:span><text:span text:style-name="T2">&amp; </text:span><text:span text:style-name="T2">Mi</text:span><text:span text:style-name="T2">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</text:span><text:span text:style-name="T4">“</text:span><text:span text:style-name="T4">stick</text:span><text:span text:style-name="T4">y” </text:span><text:span text:style-name="T4">conn</text:span><text:span text:style-name="T4">ector</text:span><text:span text:style-name="T4">s</text:span></text:p>
            <text:p><text:span text:style-name="T4"/></text:p>
            <text:p><text:span text:style-name="T4">non-”</text:span><text:span text:style-name="T4">sticky</text:span><text:span text:style-name="T4">” </text:span><text:span text:style-name="T4">arrow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</text:span><text:span text:style-name="T5">Y </text:span><text:span text:style-name="T5">Kr</text:span><text:span text:style-name="T5">us</text:span><text:span text:style-name="T5">ch</text:span><text:span text:style-name="T5">ke </text:span><text:span text:style-name="T5">Sty</text:span><text:span text:style-name="T5">le </text:span><text:span text:style-name="T5">Di</text:span><text:span text:style-name="T5">agr</text:span><text:span text:style-name="T5">a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4.682cm" svg:y1="5.261cm" svg:x2="4.695cm" svg:y2="6.831cm" svg:d="M4682 52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3.904cm" svg:height="1.407cm" svg:x="2.719cm" svg:y="6.9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3.627cm" svg:y="5.169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374cm" svg:y="1.4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2cm" svg:height="0.958cm" svg:x="4.173cm" svg:y="3.21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02cm" svg:height="1.001cm" svg:x="5.474cm" svg:y="2.3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" draw:text-style-name="P2" draw:layer="layout" draw:type="line" svg:x1="16.682cm" svg:y1="5.262cm" svg:x2="16.695cm" svg:y2="6.832cm" svg:d="M16682 5262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3.885cm" svg:height="1.407cm" svg:x="14.719cm" svg:y="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959cm" svg:height="1.195cm" svg:x="15.627cm" svg:y="5.1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4.374cm" svg:y="1.4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22cm" svg:height="0.958cm" svg:x="16.173cm" svg:y="3.212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1cm" svg:height="1.001cm" svg:x="17.474cm" svg:y="2.31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20T14:58:18.207689494</dc:date>
    <meta:editing-duration>P1DT4H14M2S</meta:editing-duration>
    <meta:editing-cycles>42</meta:editing-cycles>
    <meta:generator>LibreOffice/6.1.2.1$Linux_X86_64 LibreOffice_project/10$Build-1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5/content.xml><?xml version="1.0" encoding="utf-8"?>
<math xmlns="http://www.w3.org/1998/Math/MathML" display="block">
  <semantics>
    <msub>
      <mi mathvariant="italic">Valores</mi>
      <mn>0</mn>
    </msub>
    <annotation encoding="StarMath 5.0">Valores_0</annotation>
  </semantics>
</math>
</file>

<file path=Object 16/content.xml><?xml version="1.0" encoding="utf-8"?>
<math xmlns="http://www.w3.org/1998/Math/MathML" display="block">
  <semantics>
    <msub>
      <mi mathvariant="italic">Valores</mi>
      <mn>1</mn>
    </msub>
    <annotation encoding="StarMath 5.0">Valores_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